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hare of Union workers of total workers</text:p>
          </table:table-cell>
        </table:table-row>
        <table:table-row table:style-name="ro1">
          <table:table-cell table:formula="of:=[.A3]+1" office:value-type="float" office:value="2020" calcext:value-type="float">
            <text:p>2020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table:formula="of:=[.A4]+1" office:value-type="float" office:value="2019" calcext:value-type="float">
            <text:p>201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formula="of:=[.A5]+1" office:value-type="float" office:value="2018" calcext:value-type="float">
            <text:p>2018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table:formula="of:=[.A7]+1" office:value-type="float" office:value="2016" calcext:value-type="float">
            <text:p>2016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table:formula="of:=[.A8]+1" office:value-type="float" office:value="2015" calcext:value-type="float">
            <text:p>201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formula="of:=[.A9]+1" office:value-type="float" office:value="2014" calcext:value-type="float">
            <text:p>201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table:formula="of:=[.A10]+1" office:value-type="float" office:value="2013" calcext:value-type="float">
            <text:p>2013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table:formula="of:=[.A11]+1" office:value-type="float" office:value="2012" calcext:value-type="float">
            <text:p>2012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table:formula="of:=[.A12]+1" office:value-type="float" office:value="2011" calcext:value-type="float">
            <text:p>201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table:formula="of:=[.A13]+1"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4]+1" office:value-type="float" office:value="2009" calcext:value-type="float">
            <text:p>2009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table:formula="of:=[.A15]+1" office:value-type="float" office:value="2008" calcext:value-type="float">
            <text:p>200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formula="of:=[.A16]+1" office:value-type="float" office:value="2007" calcext:value-type="float">
            <text:p>200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table:formula="of:=[.A17]+1" office:value-type="float" office:value="2006" calcext:value-type="float">
            <text:p>2006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table:formula="of:=[.A18]+1" office:value-type="float" office:value="2005" calcext:value-type="float">
            <text:p>200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table:formula="of:=[.A19]+1" office:value-type="float" office:value="2004" calcext:value-type="float">
            <text:p>200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table:formula="of:=[.A20]+1"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21]+1" office:value-type="float" office:value="2002" calcext:value-type="float">
            <text:p>2002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formula="of:=[.A22]+1" office:value-type="float" office:value="2001" calcext:value-type="float">
            <text:p>200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table:formula="of:=[.A23]+1" office:value-type="float" office:value="2000" calcext:value-type="float">
            <text:p>2000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table:formula="of:=[.A24]+1"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5]+1" office:value-type="float" office:value="1998" calcext:value-type="float">
            <text:p>1998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table:formula="of:=[.A26]+1" office:value-type="float" office:value="1997" calcext:value-type="float">
            <text:p>199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table:formula="of:=[.A27]+1" office:value-type="float" office:value="1996" calcext:value-type="float">
            <text:p>1996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formula="of:=[.A28]+1" office:value-type="float" office:value="1995" calcext:value-type="float">
            <text:p>1995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table:formula="of:=[.A29]+1" office:value-type="float" office:value="1994" calcext:value-type="float">
            <text:p>1994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table:formula="of:=[.A30]+1" office:value-type="float" office:value="1993" calcext:value-type="float">
            <text:p>19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1]+1" office:value-type="float" office:value="1992" calcext:value-type="float">
            <text:p>19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2]+1" office:value-type="float" office:value="1991" calcext:value-type="float">
            <text:p>1991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table:formula="of:=[.A33]+1" office:value-type="float" office:value="1990" calcext:value-type="float">
            <text:p>1990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table:formula="of:=[.A34]+1" office:value-type="float" office:value="1989" calcext:value-type="float">
            <text:p>1989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table:formula="of:=[.A35]+1" office:value-type="float" office:value="1988" calcext:value-type="float">
            <text:p>19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36]+1" office:value-type="float" office:value="1987" calcext:value-type="float">
            <text:p>1987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table:formula="of:=[.A37]+1" office:value-type="float" office:value="1986" calcext:value-type="float">
            <text:p>1986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table:formula="of:=[.A38]+1" office:value-type="float" office:value="1985" calcext:value-type="float">
            <text:p>198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table:formula="of:=[.A39]+1" office:value-type="float" office:value="1984" calcext:value-type="float">
            <text:p>1984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table:formula="of:=[.A40]+1" office:value-type="float" office:value="1983" calcext:value-type="float">
            <text:p>1983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table:formula="of:=[.A41]+1" office:value-type="float" office:value="1982" calcext:value-type="float">
            <text:p>19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1981" calcext:value-type="float">
            <text:p>198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table:formula="of:=[.A43]+1" office:value-type="float" office:value="1980" calcext:value-type="float">
            <text:p>1980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table:formula="of:=[.A44]+1" office:value-type="float" office:value="1979" calcext:value-type="float">
            <text:p>1979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table:formula="of:=[.A45]+1" office:value-type="float" office:value="1978" calcext:value-type="float">
            <text:p>197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table:formula="of:=[.A46]+1" office:value-type="float" office:value="1977" calcext:value-type="float">
            <text:p>1977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table:formula="of:=[.A47]+1" office:value-type="float" office:value="1976" calcext:value-type="float">
            <text:p>1976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table:formula="of:=[.A48]+1" office:value-type="float" office:value="1975" calcext:value-type="float">
            <text:p>197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table:formula="of:=[.A49]+1" office:value-type="float" office:value="1974" calcext:value-type="float">
            <text:p>1974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table:formula="of:=[.A50]+1" office:value-type="float" office:value="1973" calcext:value-type="float">
            <text:p>197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table:formula="of:=[.A51]+1" office:value-type="float" office:value="1972" calcext:value-type="float">
            <text:p>1972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table:formula="of:=[.A52]+1" office:value-type="float" office:value="1971" calcext:value-type="float">
            <text:p>1971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table:formula="of:=[.A53]+1" office:value-type="float" office:value="1970" calcext:value-type="float">
            <text:p>1970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table:formula="of:=[.A54]+1" office:value-type="float" office:value="1969" calcext:value-type="float">
            <text:p>19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55]+1" office:value-type="float" office:value="1968" calcext:value-type="float">
            <text:p>1968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table:formula="of:=[.A56]+1" office:value-type="float" office:value="1967" calcext:value-type="float">
            <text:p>1967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table:formula="of:=[.A57]+1" office:value-type="float" office:value="1966" calcext:value-type="float">
            <text:p>1966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table:formula="of:=[.A58]+1" office:value-type="float" office:value="1965" calcext:value-type="float">
            <text:p>1965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9.3" calcext:value-type="float">
            <text:p>2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3:01:17.761558034</meta:creation-date>
    <dc:date>2021-03-14T23:02:38.339989940</dc:date>
    <meta:editing-duration>PT1M20S</meta:editing-duration>
    <meta:editing-cycles>1</meta:editing-cycles>
    <meta:document-statistic meta:table-count="1" meta:cell-count="116" meta:object-count="0"/>
    <meta:generator>LibreOffice/6.4.6.2$Linux_X86_64 LibreOffice_project/40$Build-2</meta:generator>
  </office:meta>
</office:document-meta>
</file>